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9e9" officeooo:paragraph-rsid="001109e9"/>
    </style:style>
    <style:style style:name="P2" style:family="paragraph" style:parent-style-name="Standard">
      <style:text-properties officeooo:rsid="00186b26" officeooo:paragraph-rsid="00186b26"/>
    </style:style>
    <style:style style:name="P3" style:family="paragraph" style:parent-style-name="Standard">
      <style:text-properties officeooo:rsid="00186b26" officeooo:paragraph-rsid="001a52f4"/>
    </style:style>
    <style:style style:name="P4" style:family="paragraph" style:parent-style-name="Standard">
      <style:text-properties officeooo:rsid="00186b26" officeooo:paragraph-rsid="001c7e3b"/>
    </style:style>
    <style:style style:name="P5" style:family="paragraph" style:parent-style-name="Standard">
      <style:text-properties officeooo:rsid="001a52f4" officeooo:paragraph-rsid="001a52f4"/>
    </style:style>
    <style:style style:name="P6" style:family="paragraph" style:parent-style-name="Standard">
      <style:text-properties officeooo:rsid="001a52f4" officeooo:paragraph-rsid="001af15d"/>
    </style:style>
    <style:style style:name="P7" style:family="paragraph" style:parent-style-name="Standard">
      <style:text-properties officeooo:rsid="001a52f4" officeooo:paragraph-rsid="001c7e3b"/>
    </style:style>
    <style:style style:name="P8" style:family="paragraph" style:parent-style-name="Standard">
      <style:text-properties officeooo:rsid="001c7e3b" officeooo:paragraph-rsid="001c7e3b"/>
    </style:style>
    <style:style style:name="P9" style:family="paragraph" style:parent-style-name="Standard">
      <style:text-properties officeooo:rsid="001af15d" officeooo:paragraph-rsid="001a52f4"/>
    </style:style>
    <style:style style:name="T1" style:family="text">
      <style:text-properties officeooo:rsid="001109e9"/>
    </style:style>
    <style:style style:name="T2" style:family="text">
      <style:text-properties officeooo:rsid="001410c0"/>
    </style:style>
    <style:style style:name="T3" style:family="text">
      <style:text-properties officeooo:rsid="00170b25"/>
    </style:style>
    <style:style style:name="T4" style:family="text">
      <style:text-properties officeooo:rsid="001a52f4"/>
    </style:style>
    <style:style style:name="T5" style:family="text">
      <style:text-properties officeooo:rsid="001af15d"/>
    </style:style>
    <style:style style:name="T6" style:family="text">
      <style:text-properties officeooo:rsid="001c7e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## <text:s text:c="2"/>Topices like perl,python,tcl,csh</text:span></text:p>
      <text:p text:style-name="Standard"/>
      <text:p text:style-name="P1">## user inputs :-</text:p>
      <text:p text:style-name="P1"><text:tab/>perl <text:s text:c="5"/>-&gt; <text:s text:c="3"/>&lt;STDIN&gt;</text:p>
      <text:p text:style-name="P1"><text:tab/>python <text:s/>-&gt; <text:s text:c="2"/>input()</text:p>
      <text:p text:style-name="P1"><text:tab/>tcl <text:s text:c="8"/>-&gt; <text:s text:c="2"/>gets stdin varible</text:p>
      <text:p text:style-name="P1"><text:tab/>csh <text:s text:c="7"/>-&gt; <text:s text:c="2"/>$&lt;;</text:p>
      <text:p text:style-name="P1"/>
      <text:p text:style-name="P1">## cmd_arguments </text:p>
      <text:p text:style-name="P1"><text:tab/>perl <text:s/>-&gt; <text:s text:c="2"/>@ARGV , <text:s/>$ARGV[0] , $ARGV[-1] , $0 <text:s text:c="2"/># [all cmd arg, <text:span text:style-name="T2">f_arg, l_ar., file name</text:span>] </text:p>
      <text:p text:style-name="P1"><text:tab/>python <text:s/>-&gt; <text:s/>sys.argv, <text:s/><text:span text:style-name="T2">sys.argv[1], sys.argv[-1] ,sys.argv[0] <text:s/># [same of above]</text:span></text:p>
      <text:p text:style-name="P1"><text:tab/><text:span text:style-name="T2">tcl <text:s text:c="2"/>-&gt; <text:s/>$argv, <text:s/>[lindex $argv 0], $argv0, $argc #[same as above,n_f_arg]</text:span></text:p>
      <text:p text:style-name="P1"><text:tab/><text:span text:style-name="T3">csh <text:s/>-&gt; $*, <text:s text:c="2"/>$1, <text:s text:c="2"/>$2, <text:s/>$0, $#argv <text:s text:c="3"/>#[all cmd arg, fir, sec, file_name, no_f _arg]</text:span></text:p>
      <text:p text:style-name="P1"/>
      <text:p text:style-name="P2">## comments </text:p>
      <text:p text:style-name="P2"><text:tab/>all scripts like perl , python, tcl, csh single line comment is <text:s text:c="2"/>#</text:p>
      <text:p text:style-name="P2"/>
      <text:p text:style-name="P2"><text:tab/>perl -&gt; <text:s text:c="8"/>=h <text:s text:c="3"/>multiline \n\n\n\n <text:s/>=cut</text:p>
      <text:p text:style-name="P2"><text:tab/>python <text:s/>-&gt; <text:s text:c="3"/>“”” <text:s/>multiline \n\n\n\n <text:s text:c="2"/>“””</text:p>
      <text:p text:style-name="P2"><text:tab/>tcl <text:s text:c="2"/>-&gt; <text:s text:c="9"/>if 0 { <text:s text:c="3"/>multiline \n\n\n\n <text:s text:c="3"/>}</text:p>
      <text:p text:style-name="P3"><text:tab/>csh <text:s text:c="2"/>-&gt; <text:s text:c="7"/>: <text:s/><text:span text:style-name="T4">&lt;&lt;’SS’ sdg sdgsd \n\n\n SS</text:span></text:p>
      <text:p text:style-name="P3"><text:tab/><text:tab/></text:p>
      <text:p text:style-name="P5">## file handling </text:p>
      <text:p text:style-name="P5"/>
      <text:p text:style-name="P5"><text:tab/>perl <text:s text:c="2"/>-&gt; <text:s text:c="10"/>[ <text:s text:c="6"/>open(IN,”file.name”) <text:s text:c="2"/>## read file , <text:s text:c="6"/></text:p>
      <text:p text:style-name="P5"><text:tab/><text:tab/> <text:s text:c="18"/>open (OUT, ”&gt;newfile”) <text:s text:c="2"/>## write mode <text:s/>, print OUT “hello\n”;</text:p>
      <text:p text:style-name="P5"><text:tab/> <text:s text:c="31"/>open (OUT<text:span text:style-name="T5">1</text:span>, “&gt;&gt;file”) <text:s text:c="4"/>## to append the data to old file <text:s text:c="6"/></text:p>
      <text:p text:style-name="P5"><text:tab/><text:tab/><text:tab/><text:tab/><text:tab/></text:p>
      <text:p text:style-name="P5"><text:tab/><text:tab/><text:tab/><text:tab/><text:span text:style-name="T5">## filehndler functions tell() , seek()</text:span></text:p>
      <text:p text:style-name="P5"><text:tab/><text:tab/><text:tab/><text:tab/><text:span text:style-name="T5">tell -&gt; to tells the current postion of the file </text:span></text:p>
      <text:p text:style-name="P5"/>
      <text:p text:style-name="P5"><text:tab/><text:tab/><text:tab/><text:tab/><text:span text:style-name="T5">seek -&gt; to set the currser postion <text:s/></text:span></text:p>
      <text:p text:style-name="P5"><text:tab/><text:tab/><text:tab/><text:tab/></text:p>
      <text:p text:style-name="P5"><text:s text:c="25"/><text:tab/><text:tab/> <text:tab/><text:span text:style-name="T5">1 ) <text:s text:c="5"/>go for the starting of the line </text:span><text:tab/><text:span text:style-name="T5">seek (0,0)</text:span></text:p>
      <text:p text:style-name="P9"><text:tab/><text:tab/><text:tab/><text:tab/><text:tab/>2) <text:s text:c="6"/>current postion seek(0,1)</text:p>
      <text:p text:style-name="P5"><text:s text:c="59"/><text:span text:style-name="T5">3) <text:s text:c="7"/>go for the end of the line <text:s/>seek(0,2)</text:span><text:tab/></text:p>
      <text:p text:style-name="P5"/>
      <text:p text:style-name="P5"><text:tab/><text:tab/><text:tab/><text:tab/><text:span text:style-name="T5">## read file </text:span></text:p>
      <text:p text:style-name="P5"/>
      <text:p text:style-name="P5"><text:tab/><text:tab/><text:tab/><text:tab/><text:span text:style-name="T5">my <text:s/>$first_line = &lt;IN&gt;;</text:span></text:p>
      <text:p text:style-name="P5"><text:tab/><text:tab/><text:tab/><text:tab/><text:span text:style-name="T5">chomp($first_line);</text:span></text:p>
      <text:p text:style-name="P5"><text:tab/><text:tab/><text:tab/><text:tab/>while (my $line = &lt;IN&gt;)<text:tab/>{</text:p>
      <text:p text:style-name="P5"><text:tab/><text:tab/><text:tab/><text:tab/><text:tab/>chop($line);</text:p>
      <text:p text:style-name="P5"><text:tab/><text:tab/><text:tab/><text:tab/><text:span text:style-name="T5">}</text:span></text:p>
      <text:p text:style-name="P5"/>
      <text:p text:style-name="P5"><text:tab/><text:tab/><text:tab/><text:tab/><text:span text:style-name="T5">## write file </text:span></text:p>
      <text:p text:style-name="P5"/>
      <text:p text:style-name="P5"><text:tab/><text:tab/><text:tab/><text:tab/><text:span text:style-name="T5">print OUT “hello\n”;</text:span></text:p>
      <text:p text:style-name="P5"><text:tab/><text:tab/><text:tab/><text:tab/><text:span text:style-name="T5">print OUT “ok\n”;</text:span></text:p>
      <text:p text:style-name="P5"/>
      <text:p text:style-name="P5"/>
      <text:p text:style-name="P5"><text:soft-page-break/><text:tab/><text:tab/><text:tab/><text:tab/><text:span text:style-name="T5">## append mode </text:span></text:p>
      <text:p text:style-name="P5"><text:tab/><text:tab/><text:tab/><text:tab/><text:tab/></text:p>
      <text:p text:style-name="P5"><text:tab/><text:tab/><text:tab/><text:tab/><text:span text:style-name="T5">print OUT1 “hello\n”;</text:span></text:p>
      <text:p text:style-name="P5"><text:tab/><text:tab/><text:tab/><text:tab/><text:span text:style-name="T5">print OUT “ok\n”;</text:span></text:p>
      <text:p text:style-name="P5"><text:tab/><text:tab/><text:tab/><text:tab/></text:p>
      <text:p text:style-name="P5"/>
      <text:p text:style-name="P5"/>
      <text:p text:style-name="P5"><text:tab/><text:tab/><text:tab/> <text:s text:c="5"/><text:span text:style-name="T5">close file handler using <text:tab/>close(IN), <text:s/>close(OUT), close(OUT2);</text:span></text:p>
      <text:p text:style-name="P5"><text:tab/><text:tab/><text:tab/>]</text:p>
      <text:p text:style-name="P5"/>
      <text:p text:style-name="P5"><text:tab/></text:p>
      <text:p text:style-name="P5"><text:tab/></text:p>
      <text:p text:style-name="P5"><text:tab/>python <text:s/>-&gt; <text:s text:c="6"/>[ <text:s text:c="2"/>fr <text:s/>= (“file”,”r”) <text:s text:c="5"/>## read file ,</text:p>
      <text:p text:style-name="P5"><text:tab/><text:tab/><text:tab/> <text:s text:c="3"/>fw = (“file”, “w”) <text:s text:c="2"/>## <text:s text:c="2"/><text:span text:style-name="T5">write mode <text:s text:c="2"/>, fw.write(“hell”) , fw.write(“\n”)</text:span></text:p>
      <text:p text:style-name="P5"><text:tab/><text:tab/><text:tab/> <text:s text:c="2"/><text:span text:style-name="T5">faa = (“file”, “a”) <text:s text:c="4"/>## append mode , faa.write(add some data to old file)</text:span></text:p>
      <text:p text:style-name="P6"><text:tab/><text:tab/><text:tab/></text:p>
      <text:p text:style-name="P6"><text:tab/><text:tab/><text:tab/> <text:s text:c="2"/><text:span text:style-name="T5">close file handler using <text:s/>fr.close(), fw.close(), <text:s/>faa.close()</text:span></text:p>
      <text:p text:style-name="P6"><text:tab/><text:tab/><text:tab/><text:span text:style-name="T5">]</text:span></text:p>
      <text:p text:style-name="P6"><text:tab/><text:tab/><text:tab/><text:tab/><text:tab/></text:p>
      <text:p text:style-name="P6"><text:tab/><text:tab/><text:tab/><text:tab/><text:tab/></text:p>
      <text:p text:style-name="P6"/>
      <text:p text:style-name="P6"><text:tab/><text:span text:style-name="T5">tcl <text:s/>-&gt; <text:s text:c="11"/>[ <text:s text:c="6"/></text:span></text:p>
      <text:p text:style-name="P7"><text:tab/><text:tab/><text:tab/><text:tab/><text:tab/><text:span text:style-name="T6">## <text:s/>write_mode </text:span></text:p>
      <text:p text:style-name="P7"/>
      <text:p text:style-name="P7"><text:tab/><text:tab/><text:tab/><text:tab/><text:tab/><text:tab/><text:span text:style-name="T6">set fp [open "input.txt" w+]</text:span></text:p>
      <text:p text:style-name="P8"><text:tab/><text:tab/><text:tab/><text:tab/><text:tab/><text:tab/>puts $fp "test"</text:p>
      <text:p text:style-name="P8"><text:tab/><text:tab/><text:tab/><text:tab/><text:tab/><text:tab/>close $fp</text:p>
      <text:p text:style-name="P5"><text:tab/><text:tab/><text:tab/></text:p>
      <text:p text:style-name="P5"><text:tab/><text:tab/><text:tab/><text:tab/><text:tab/><text:span text:style-name="T6">## read_mode </text:span></text:p>
      <text:p text:style-name="P5"><text:tab/><text:tab/><text:tab/><text:tab/><text:tab/><text:tab/>set fr [open “out.txt” r]</text:p>
      <text:p text:style-name="P7"><text:tab/><text:tab/><text:tab/><text:tab/><text:tab/><text:tab/><text:span text:style-name="T6">while { [gets $fp data] &gt;= 0 } {</text:span></text:p>
      <text:p text:style-name="P8"><text:tab/><text:tab/><text:tab/><text:tab/><text:tab/><text:tab/><text:tab/> $data<text:tab/></text:p>
      <text:p text:style-name="P8"><text:tab/><text:tab/><text:tab/><text:tab/><text:tab/><text:tab/>}<text:tab/></text:p>
      <text:p text:style-name="P8"><text:tab/><text:tab/><text:tab/><text:tab/><text:tab/><text:tab/>close $fr</text:p>
      <text:p text:style-name="P7"><text:tab/><text:tab/><text:tab/><text:tab/><text:tab/><text:tab/><text:tab/></text:p>
      <text:p text:style-name="P7"><text:tab/><text:tab/><text:tab/><text:tab/><text:tab/><text:span text:style-name="T6">## append</text:span></text:p>
      <text:p text:style-name="P7"><text:tab/><text:tab/><text:tab/><text:tab/><text:tab/><text:tab/> <text:span text:style-name="T6">set fa [open “file.txt” a]</text:span><text:tab/><text:tab/></text:p>
      <text:p text:style-name="P4"><text:tab/><text:tab/><text:tab/><text:tab/><text:tab/><text:tab/> <text:s/><text:span text:style-name="T6">while { [gets $fp data] &gt;= 0 } {</text:span></text:p>
      <text:p text:style-name="P8"><text:tab/><text:tab/><text:tab/><text:tab/><text:tab/><text:tab/><text:tab/> <text:s text:c="2"/>puts $data</text:p>
      <text:p text:style-name="P8"><text:tab/><text:tab/><text:tab/><text:tab/><text:tab/><text:tab/>}</text:p>
      <text:p text:style-name="P8"><text:tab/><text:tab/><text:tab/><text:tab/><text:tab/><text:tab/>close $fa</text:p>
      <text:p text:style-name="P3"/>
      <text:p text:style-name="P2"/>
      <text:p text:style-name="P1"><text:tab/></text:p>
      <text:p text:style-name="P1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24:11.380179524</meta:creation-date>
    <meta:editing-duration>PT58S</meta:editing-duration>
    <meta:editing-cycles>2</meta:editing-cycles>
    <meta:generator>LibreOffice/5.1.6.2$Linux_X86_64 LibreOffice_project/10m0$Build-2</meta:generator>
    <dc:date>2020-01-08T09:35:06.406846137</dc:date>
    <meta:document-statistic meta:table-count="0" meta:image-count="0" meta:object-count="0" meta:page-count="2" meta:paragraph-count="77" meta:word-count="340" meta:character-count="2449" meta:non-whitespace-character-count="1530"/>
  </office:meta>
</office:document-meta>
</file>